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
      <style:paragraph-properties fo:line-height="115%"/>
    </style:style>
    <style:style style:name="P4" style:family="paragraph" style:parent-style-name="Text_20_body" style:list-style-name="L1">
      <style:paragraph-properties fo:break-before="page"/>
    </style:style>
    <style:style style:name="P5" style:family="paragraph" style:parent-style-name="Text_20_body" style:list-style-name="L2"/>
    <style:style style:name="P6" style:family="paragraph" style:parent-style-name="Standard">
      <style:text-properties officeooo:rsid="0012235e" officeooo:paragraph-rsid="0012235e"/>
    </style:style>
    <style:style style:name="T1" style:family="text">
      <style:text-properties officeooo:rsid="00136651"/>
    </style:style>
    <style:style style:name="T2" style:family="text">
      <style:text-properties officeooo:rsid="001084e0"/>
    </style:style>
    <style:style style:name="T3" style:family="text">
      <style:text-properties officeooo:rsid="0012235e"/>
    </style:style>
    <style:style style:name="T4" style:family="text">
      <style:text-properties fo:font-style="italic" fo:font-weight="normal" officeooo:rsid="001084e0" style:font-style-asian="italic" style:font-weight-asian="normal" style:font-style-complex="italic"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text-position="super 58%"/>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Research Question <text:span text:style-name="T1">Recap</text:span></text:h>
      <text:p text:style-name="Text_20_body"><text:span text:style-name="T2">My</text:span> research explores whether the evolution of OpenStreetMap (OSM) data, such as additions of roads, houses, and points of interest (POIs), can be correlated with development indicators like GDP growth, energy consumption, and the Human Development Index (HDI). <text:span text:style-name="T2">With my thesis I try</text:span> to determine if OSM data <text:span text:style-name="T2">can </text:span>serve as a reliable estimator for development progress in developing countries.</text:p>
      <text:h text:style-name="Heading_20_3" text:outline-level="3">Annotations </text:h>
      <text:list text:style-name="L1">
        <text:list-item>
          <text:p text:style-name="P1">*<text:span text:style-name="Emphasis">Feldmeyer, D., Nowak, W., Jamshed, A., &amp; Birkmann, J. (2021). An open resilience index: Crowdsourced indicators empirically developed from natural hazard and climatic event data. Sci. Total Environ., 774, 145734.</text:span>* </text:p>
          <text:list>
            <text:list-item>
              <text:p text:style-name="P2"><text:span text:style-name="Strong_20_Emphasis">Summary:</text:span> This study develops a resilience index using crowdsourced <text:span text:style-name="T3">OSM</text:span> data to assess vulnerabilities and adaptation to climate change.</text:p>
            </text:list-item>
            <text:list-item>
              <text:p text:style-name="P2"><text:span text:style-name="Strong_20_Emphasis">Relation:</text:span> It demonstrates how crowdsourced data (like OSM) can be applied to measure socio-economic and environmental resilience.</text:p>
            </text:list-item>
            <text:list-item>
              <text:p text:style-name="P2"><text:span text:style-name="Strong_20_Emphasis">Use:</text:span> <text:span text:style-name="T3">E</text:span>stablishing a correlation between mapped OSM attributes and resilience indicators, informing about development. </text:p>
            </text:list-item>
          </text:list>
        </text:list-item>
        <text:list-item>
          <text:p text:style-name="P1">*<text:span text:style-name="Emphasis">Yeboah, G., de Albuquerque, J. P., Troilo, R., &amp; Tregonning, G. (2021). Analysis of openstreetmap data quality at different stages of a participatory mapping process: Evidence from slums in Africa and Asia. ISPRS Int. J. Geo-Inform., 10, 265.</text:span>* </text:p>
          <text:list>
            <text:list-item>
              <text:p text:style-name="P2"><text:span text:style-name="Strong_20_Emphasis">Summary:</text:span> Explores the quality of OSM data, focusing on its use in participatory mapping in urban contexts.</text:p>
            </text:list-item>
            <text:list-item>
              <text:p text:style-name="P2"><text:span text:style-name="Strong_20_Emphasis">Relation:</text:span> Relevant for assessing the reliability of OSM data in developing regions and its relationship with local development factors.</text:p>
            </text:list-item>
            <text:list-item>
              <text:p text:style-name="P2"><text:span text:style-name="Strong_20_Emphasis">Use:</text:span> <text:span text:style-name="T3">E</text:span>valuation of OSM data integrity as a measure against other socio-economic factors like GDP. </text:p>
            </text:list-item>
          </text:list>
        </text:list-item>
        <text:list-item>
          <text:p text:style-name="P1"><text:span text:style-name="Strong_20_Emphasis"><text:span text:style-name="T4">*</text:span></text:span><text:span text:style-name="Strong_20_Emphasis"><text:span text:style-name="T5">Barrington-Leigh, C., &amp; Millard-Ball, A. (2017). The world's user-generated road map is more than 80% complete. </text:span></text:span><text:span text:style-name="Strong_20_Emphasis"><text:span text:style-name="Emphasis"><text:span text:style-name="T5">PLoS ONE</text:span></text:span></text:span><text:span text:style-name="Strong_20_Emphasis"><text:span text:style-name="T5">, 12(1), e0180698.</text:span></text:span> </text:p>
          <text:list>
            <text:list-item>
              <text:p text:style-name="P2"><text:span text:style-name="Strong_20_Emphasis">Summary:</text:span> Discusses the completeness and coverage of the OSM road network globally, indicating its growth over time.</text:p>
            </text:list-item>
            <text:list-item>
              <text:p text:style-name="P2"><text:span text:style-name="Strong_20_Emphasis">Relation:</text:span> Provides insights into OSM's evolution, which can be correlated with economic metrics like GDP growth in developing countries.</text:p>
            </text:list-item>
            <text:list-item>
              <text:p text:style-name="P2"><text:span text:style-name="Strong_20_Emphasis">Use:</text:span> <text:span text:style-name="T3">Q</text:span>uantitative basis to compare OSM data trends with economic growth indicators. </text:p>
            </text:list-item>
          </text:list>
        </text:list-item>
      </text:list>
      <text:p text:style-name="P3"><text:span text:style-name="Strong_20_Emphasis"><text:span text:style-name="T4"/></text:span></text:p>
      <text:list text:continue-numbering="true" text:style-name="L1">
        <text:list-item>
          <text:p text:style-name="P4"><text:span text:style-name="Strong_20_Emphasis"><text:span text:style-name="T4">*</text:span></text:span><text:span text:style-name="Strong_20_Emphasis"><text:span text:style-name="T5">Herfort, B., Lautenbach, S., de Albuquerque, J. P., Anderson, J., &amp; Zipf, A. (2021). The evolution of humanitarian mapping within the OpenStreetMap community. </text:span></text:span><text:span text:style-name="Strong_20_Emphasis"><text:span text:style-name="Emphasis"><text:span text:style-name="T5">Scientific Reports</text:span></text:span></text:span><text:span text:style-name="Strong_20_Emphasis"><text:span text:style-name="T5">, 11, 3037.</text:span></text:span><text:span text:style-name="T5"> </text:span></text:p>
          <text:list>
            <text:list-item>
              <text:p text:style-name="P2"><text:span text:style-name="Strong_20_Emphasis">Summary:</text:span> Analyzes the contributions of OSM in humanitarian mapping, tracking its historical growth and impact.</text:p>
            </text:list-item>
            <text:list-item>
              <text:p text:style-name="P2"><text:span text:style-name="Strong_20_Emphasis">Relation:</text:span> Highlights OSM’s role as a tool for development which can be paralleled with socio-economic improvements in developing nations.</text:p>
            </text:list-item>
            <text:list-item>
              <text:p text:style-name="P1"><text:span text:style-name="Strong_20_Emphasis">Use:</text:span> <text:span text:style-name="T3">D</text:span>emonstrating how increased OSM mapping activities may correlate with development progress indicators. </text:p>
            </text:list-item>
          </text:list>
        </text:list-item>
      </text:list>
      <text:h text:style-name="Heading_20_3" text:outline-level="3">Reference List (APA Style) </text:h>
      <text:list text:style-name="L2">
        <text:list-item>
          <text:p text:style-name="P5">Barrington-Leigh, C., &amp; Millard-Ball, A. (2017). The world's user-generated road map is more than 80% complete. <text:span text:style-name="Emphasis">PLoS ONE</text:span>, 12(1), e0180698. </text:p>
        </text:list-item>
        <text:list-item>
          <text:p text:style-name="P5">Feldmeyer, D., Nowak, W., Jamshed, A., &amp; Birkmann, J. (2021). An open resilience index: Crowdsourced indicators empirically developed from natural hazard and climatic event data. <text:span text:style-name="Emphasis">Sci. Total Environ.</text:span>, 774, 145734. </text:p>
        </text:list-item>
        <text:list-item>
          <text:p text:style-name="P5">Herfort, B., Lautenbach, S., de Albuquerque, J. P., Anderson, J., &amp; Zipf, A. (2021). The evolution of humanitarian mapping within the OpenStreetMap community. <text:span text:style-name="Emphasis">Scientific Reports</text:span>, 11, 3037. </text:p>
        </text:list-item>
        <text:list-item>
          <text:p text:style-name="P5">Yeboah, G., de Albuquerque, J. P., Troilo, R., &amp; Tregonning, G. (2021). Analysis of openstreetmap data quality at different stages of a participatory mapping process: Evidence from slums in Africa and Asia. <text:span text:style-name="Emphasis">ISPRS Int. J. Geo-Inform.</text:span>, 10, 265. </text:p>
        </text:list-item>
        <text:list-item>
          <text:p text:style-name="P5">Girres, J.-F., &amp; Touya, G. (2010). Quality assessment of the French OpenStreetMap dataset. <text:span text:style-name="Emphasis">Transactions in GIS</text:span>, 14(4), 435–459. </text:p>
        </text:list-item>
        <text:list-item>
          <text:p text:style-name="P5">Hecht, R., Kunze, C., &amp; Hahmann, S. (2013). Measuring completeness of building footprints in OpenStreetMap over space and time. <text:span text:style-name="Emphasis">ISPRS Int. J. Geo-Inf.</text:span>, 2(4), 1066–1091. </text:p>
        </text:list-item>
        <text:list-item>
          <text:p text:style-name="P5">Mooney, P., &amp; Minghini, M. (2017). A review of OpenStreetMap data. In G. Foody, L. See, S. Fritz, P. Mooney, A.-M. Olteanu-Raimond, C.C. Fonte, &amp; V. Antoniou (Eds.), <text:span text:style-name="Emphasis">Mapping and the Citizen Sensor</text:span> (pp. 37-59). London: Ubiquity Press. </text:p>
        </text:list-item>
        <text:list-item>
          <text:p text:style-name="P5">Zhang, H., &amp; Malczewski, J. (2018). Accuracy evaluation of the Canadian OpenStreetMap road networks. <text:span text:style-name="Emphasis">Int. J. Geospat. Environ. Res.</text:span>, 5(1), 1–16. </text:p>
        </text:list-item>
      </text:list>
      <text:h text:style-name="Heading_20_3" text:outline-level="3"><text:span text:style-name="T3">LLM</text:span> Use</text:h>
      <text:p text:style-name="P6">No GPT used, only local LLMs. I used Llama 3.2 8B to format the document and to transform my own notes I have taken from the papers into this submission. They are very unstructured and are just for me to remember better what is the content of the papers. They are not suitable to be handed in. </text:p>
      <text:p text:style-name="P6"/>
      <text:p text:style-name="P6">I remember to not upload non-open papers to 3<text:span text:style-name="T6">rd</text:span> party providers.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Tahoma" style:font-family-asian="Tahoma"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36651" officeooo:paragraph-rsid="00136651"/>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enjamin Meixner, 12302260</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9T17:15:38.357826913</meta:creation-date>
    <dc:date>2025-05-09T17:26:16.896899124</dc:date>
    <meta:editing-duration>PT7M40S</meta:editing-duration>
    <meta:editing-cycles>3</meta:editing-cycles>
    <meta:generator>LibreOffice/24.8.5.2$Linux_X86_64 LibreOffice_project/480$Build-2</meta:generator>
    <meta:document-statistic meta:table-count="0" meta:image-count="0" meta:object-count="0" meta:page-count="2" meta:paragraph-count="32" meta:word-count="697" meta:character-count="4543" meta:non-whitespace-character-count="3886"/>
  </office:meta>
</office:document-meta>
</file>